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6.6958in" fo:margin-left="0in" table:align="left"/>
    </style:style>
    <style:style style:name="Tabela1.A" style:family="table-column">
      <style:table-column-properties style:column-width="1.875in"/>
    </style:style>
    <style:style style:name="Tabela1.B" style:family="table-column">
      <style:table-column-properties style:column-width="0.8035in"/>
    </style:style>
    <style:style style:name="Tabela1.A1" style:family="table-cell">
      <style:table-cell-properties fo:padding="0.0382in" fo:border-left="none" fo:border-right="none" fo:border-top="0.05pt solid #000000" fo:border-bottom="none"/>
    </style:style>
    <style:style style:name="Tabela1.A2" style:family="table-cell">
      <style:table-cell-properties fo:padding="0.0382in" fo:border="none"/>
    </style:style>
    <style:style style:name="Tabela1.A4" style:family="table-cell">
      <style:table-cell-properties fo:padding="0.0382in" fo:border-left="none" fo:border-right="none" fo:border-top="none" fo:border-bottom="0.05pt solid #000000"/>
    </style:style>
    <style:style style:name="Tabela3" style:family="table">
      <style:table-properties style:width="3.0299in" table:align="center"/>
    </style:style>
    <style:style style:name="Tabela3.A" style:family="table-column">
      <style:table-column-properties style:column-width="2.3215in"/>
    </style:style>
    <style:style style:name="Tabela3.B" style:family="table-column">
      <style:table-column-properties style:column-width="0.7083in"/>
    </style:style>
    <style:style style:name="Tabela3.A1" style:family="table-cell">
      <style:table-cell-properties fo:padding="0.0382in" fo:border-left="none" fo:border-right="none" fo:border-top="0.05pt solid #000000" fo:border-bottom="none"/>
    </style:style>
    <style:style style:name="Tabela3.A2" style:family="table-cell">
      <style:table-cell-properties fo:padding="0.0382in" fo:border="none"/>
    </style:style>
    <style:style style:name="Tabela3.A19" style:family="table-cell">
      <style:table-cell-properties fo:padding="0.0382in" fo:border-left="none" fo:border-right="none" fo:border-top="none" fo:border-bottom="0.05pt solid #000000"/>
    </style:style>
    <style:style style:name="Tabela2" style:family="table">
      <style:table-properties style:width="6.6958in" fo:margin-left="0in" table:align="left"/>
    </style:style>
    <style:style style:name="Tabela2.A" style:family="table-column">
      <style:table-column-properties style:column-width="4.6056in"/>
    </style:style>
    <style:style style:name="Tabela2.B" style:family="table-column">
      <style:table-column-properties style:column-width="0.8257in"/>
    </style:style>
    <style:style style:name="Tabela2.C" style:family="table-column">
      <style:table-column-properties style:column-width="0.6326in"/>
    </style:style>
    <style:style style:name="Tabela2.D" style:family="table-column">
      <style:table-column-properties style:column-width="0.6319in"/>
    </style:style>
    <style:style style:name="Tabela2.A1" style:family="table-cell">
      <style:table-cell-properties fo:padding="0.0382in" fo:border-left="none" fo:border-right="none" fo:border-top="0.05pt solid #000000" fo:border-bottom="none"/>
    </style:style>
    <style:style style:name="Tabela2.A2" style:family="table-cell">
      <style:table-cell-properties fo:padding="0.0382in" fo:border-left="none" fo:border-right="none" fo:border-top="none" fo:border-bottom="0.05pt solid #000000"/>
    </style:style>
    <style:style style:name="Tabela2.A3" style:family="table-cell">
      <style:table-cell-properties fo:padding="0.0382in"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0b0dbc" officeooo:paragraph-rsid="000b0dbc"/>
    </style:style>
    <style:style style:name="P3" style:family="paragraph" style:parent-style-name="Text_20_body">
      <style:text-properties fo:language="en" fo:country="US" officeooo:paragraph-rsid="003a476b"/>
    </style:style>
    <style:style style:name="P4" style:family="paragraph" style:parent-style-name="Text_20_body">
      <style:text-properties fo:language="en" fo:country="US" fo:font-style="italic" officeooo:rsid="003b5143" officeooo:paragraph-rsid="003b5143" style:font-style-asian="italic" style:font-style-complex="italic"/>
    </style:style>
    <style:style style:name="P5" style:family="paragraph" style:parent-style-name="Text_20_body">
      <style:text-properties fo:language="en" fo:country="US" officeooo:paragraph-rsid="003f1992"/>
    </style:style>
    <style:style style:name="P6" style:family="paragraph" style:parent-style-name="Text_20_body">
      <style:text-properties fo:language="en" fo:country="US" officeooo:paragraph-rsid="0045f804"/>
    </style:style>
    <style:style style:name="P7" style:family="paragraph" style:parent-style-name="Text_20_body">
      <style:text-properties fo:language="en" fo:country="US" officeooo:paragraph-rsid="003d28a7"/>
    </style:style>
    <style:style style:name="P8" style:family="paragraph" style:parent-style-name="Text_20_body">
      <style:text-properties fo:language="en" fo:country="US" officeooo:rsid="00440d27" officeooo:paragraph-rsid="004d72c5"/>
    </style:style>
    <style:style style:name="P9" style:family="paragraph" style:parent-style-name="Text_20_body">
      <style:paragraph-properties fo:line-height="150%"/>
      <style:text-properties style:font-name="Times New Roman1" fo:language="en" fo:country="US" fo:font-style="normal" officeooo:rsid="00137ce1" officeooo:paragraph-rsid="003d28a7" style:font-style-asian="normal" style:font-style-complex="normal"/>
    </style:style>
    <style:style style:name="P10" style:family="paragraph" style:parent-style-name="Text_20_body">
      <style:text-properties style:font-name="Times New Roman1" fo:language="en" fo:country="US" fo:font-style="normal" officeooo:rsid="0014f355" officeooo:paragraph-rsid="002867a7" style:font-style-asian="normal" style:font-style-complex="normal"/>
    </style:style>
    <style:style style:name="P11" style:family="paragraph" style:parent-style-name="Text_20_body">
      <style:text-properties style:font-name="Times New Roman1" fo:language="en" fo:country="US" fo:font-style="normal" officeooo:rsid="0014f355" officeooo:paragraph-rsid="00363be7" style:font-style-asian="normal" style:font-style-complex="normal"/>
    </style:style>
    <style:style style:name="P12" style:family="paragraph" style:parent-style-name="Text_20_body">
      <style:text-properties officeooo:rsid="00503845" officeooo:paragraph-rsid="0050fc23"/>
    </style:style>
    <style:style style:name="P13" style:family="paragraph" style:parent-style-name="Text_20_body">
      <style:text-properties officeooo:paragraph-rsid="00538061"/>
    </style:style>
    <style:style style:name="P14" style:family="paragraph" style:parent-style-name="Standard">
      <style:text-properties fo:language="en" fo:country="US" officeooo:rsid="00440d27" officeooo:paragraph-rsid="00440d27"/>
    </style:style>
    <style:style style:name="P15"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16" style:family="paragraph" style:parent-style-name="Text_20_body">
      <style:paragraph-properties fo:break-before="page"/>
      <style:text-properties style:font-name="Times New Roman1" fo:language="en" fo:country="US" fo:font-style="normal" officeooo:rsid="00137ce1" officeooo:paragraph-rsid="00363be7" style:font-style-asian="normal" style:font-style-complex="normal"/>
    </style:style>
    <style:style style:name="P17" style:family="paragraph" style:parent-style-name="Text_20_body">
      <style:paragraph-properties fo:break-before="page"/>
      <style:text-properties fo:language="en" fo:country="US" officeooo:paragraph-rsid="003d28a7"/>
    </style:style>
    <style:style style:name="P18" style:family="paragraph" style:parent-style-name="Preformatted_20_Text">
      <style:paragraph-properties fo:line-height="150%"/>
      <style:text-properties style:font-name="Times New Roman1" fo:language="en" fo:country="US" fo:font-style="normal" officeooo:rsid="00186ad4" officeooo:paragraph-rsid="00186ad4" style:font-style-asian="normal" style:font-style-complex="normal"/>
    </style:style>
    <style:style style:name="P19" style:family="paragraph" style:parent-style-name="Preformatted_20_Text">
      <style:paragraph-properties fo:line-height="150%"/>
      <style:text-properties style:font-name="Times New Roman1" fo:language="en" fo:country="US" fo:font-style="normal" officeooo:rsid="001ab3b1" officeooo:paragraph-rsid="00186ad4" style:font-style-asian="normal" style:font-style-complex="normal"/>
    </style:style>
    <style:style style:name="P20" style:family="paragraph" style:parent-style-name="Preformatted_20_Text">
      <style:paragraph-properties fo:line-height="150%"/>
      <style:text-properties style:font-name="Times New Roman1" fo:language="en" fo:country="US" fo:font-style="normal" officeooo:rsid="001ab3b1" officeooo:paragraph-rsid="00363be7" style:font-style-asian="normal" style:font-style-complex="normal"/>
    </style:style>
    <style:style style:name="P21" style:family="paragraph" style:parent-style-name="Preformatted_20_Text">
      <style:paragraph-properties fo:line-height="150%"/>
      <style:text-properties style:font-name="Times New Roman1" fo:language="en" fo:country="US" fo:font-style="normal" officeooo:rsid="00360d32" officeooo:paragraph-rsid="00360d32" style:font-style-asian="normal" style:font-style-complex="normal"/>
    </style:style>
    <style:style style:name="P22"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3" style:family="paragraph" style:parent-style-name="Table_20_Contents">
      <style:text-properties fo:font-size="10pt" fo:language="en" fo:country="US" officeooo:paragraph-rsid="003d28a7" style:font-size-asian="10pt" style:font-size-complex="10pt"/>
    </style:style>
    <style:style style:name="P24" style:family="paragraph" style:parent-style-name="Table_20_Contents">
      <style:paragraph-properties fo:text-align="center" style:justify-single-word="false"/>
      <style:text-properties fo:font-size="10pt" fo:language="en" fo:country="US" officeooo:rsid="00148860" officeooo:paragraph-rsid="003d28a7" style:font-size-asian="10pt" style:font-size-complex="10pt"/>
    </style:style>
    <style:style style:name="P25" style:family="paragraph" style:parent-style-name="Table_20_Contents">
      <style:text-properties fo:font-size="10pt" fo:language="en" fo:country="US" officeooo:rsid="00148860" officeooo:paragraph-rsid="003d28a7" style:font-size-asian="10pt" style:font-size-complex="10pt"/>
    </style:style>
    <style:style style:name="P26" style:family="paragraph" style:parent-style-name="Table_20_Contents">
      <style:paragraph-properties fo:text-align="center" style:justify-single-word="false"/>
      <style:text-properties fo:font-size="10pt" fo:language="en" fo:country="US" officeooo:rsid="00369a17" officeooo:paragraph-rsid="003d28a7" style:font-size-asian="10pt" style:font-size-complex="10pt"/>
    </style:style>
    <style:style style:name="P27" style:family="paragraph" style:parent-style-name="Table_20_Contents">
      <style:paragraph-properties fo:text-align="center" style:justify-single-word="false"/>
      <style:text-properties fo:font-size="10pt" fo:language="en" fo:country="US" officeooo:rsid="0014f355" officeooo:paragraph-rsid="003d28a7" style:font-size-asian="10pt" style:font-size-complex="10pt"/>
    </style:style>
    <style:style style:name="P28" style:family="paragraph" style:parent-style-name="Table_20_Contents">
      <style:paragraph-properties fo:text-align="center" style:justify-single-word="false"/>
      <style:text-properties fo:font-size="10pt" fo:language="en" fo:country="US" officeooo:paragraph-rsid="003d28a7" style:font-size-asian="10pt" style:font-size-complex="10pt"/>
    </style:style>
    <style:style style:name="P29"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30"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31" style:family="paragraph" style:parent-style-name="Table_20_Contents">
      <style:paragraph-properties fo:line-height="150%"/>
      <style:text-properties fo:font-size="10pt" fo:language="en" fo:country="US" officeooo:rsid="00186ad4" officeooo:paragraph-rsid="00190b6b" style:font-name-asian="DejaVu Sans Mono" style:font-size-asian="10pt" style:font-name-complex="Lohit Hindi2" style:font-size-complex="10pt"/>
    </style:style>
    <style:style style:name="P32" style:family="paragraph" style:parent-style-name="Table_20_Contents">
      <style:paragraph-properties fo:line-height="150%" fo:text-align="center" style:justify-single-word="false"/>
      <style:text-properties fo:font-size="10pt" fo:language="en" fo:country="US" officeooo:rsid="001c1bcf" officeooo:paragraph-rsid="001c1bcf" style:font-name-asian="DejaVu Sans Mono" style:font-size-asian="10pt" style:font-name-complex="Lohit Hindi2" style:font-size-complex="10pt"/>
    </style:style>
    <style:style style:name="P33"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34" style:family="paragraph" style:parent-style-name="Table_20_Contents">
      <style:paragraph-properties fo:line-height="150%"/>
      <style:text-properties fo:font-size="10pt" fo:language="en" fo:country="US" officeooo:rsid="00336bf2" officeooo:paragraph-rsid="00336bf2" style:font-name-asian="DejaVu Sans Mono" style:font-size-asian="10pt" style:font-name-complex="Lohit Hindi2" style:font-size-complex="10pt"/>
    </style:style>
    <style:style style:name="P35"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36" style:family="paragraph" style:parent-style-name="Table_20_Contents">
      <style:paragraph-properties fo:line-height="150%"/>
      <style:text-properties fo:font-size="10pt" fo:language="en" fo:country="US" officeooo:rsid="005960fa" officeooo:paragraph-rsid="005960fa" style:font-name-asian="DejaVu Sans Mono" style:font-size-asian="10pt" style:font-name-complex="Lohit Hindi2" style:font-size-complex="10pt"/>
    </style:style>
    <style:style style:name="P37"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38"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39"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40"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41" style:family="paragraph" style:parent-style-name="Standard" style:list-style-name="L6"/>
    <style:style style:name="P42" style:family="paragraph" style:parent-style-name="Text_20_body" style:list-style-name="L3">
      <style:text-properties fo:language="en" fo:country="US" officeooo:rsid="00440d27" officeooo:paragraph-rsid="00440d27"/>
    </style:style>
    <style:style style:name="P43" style:family="paragraph" style:parent-style-name="Text_20_body" style:list-style-name="L3">
      <style:text-properties fo:language="en" fo:country="US" officeooo:rsid="00440d27" officeooo:paragraph-rsid="00503845"/>
    </style:style>
    <style:style style:name="P44" style:family="paragraph" style:parent-style-name="Text_20_body" style:list-style-name="L4">
      <style:text-properties fo:language="en" fo:country="US" officeooo:rsid="004f3a57" officeooo:paragraph-rsid="004f3a57"/>
    </style:style>
    <style:style style:name="P45" style:family="paragraph" style:parent-style-name="Text_20_body" style:list-style-name="L3">
      <style:text-properties fo:language="en" fo:country="US" officeooo:rsid="004f3a57" officeooo:paragraph-rsid="004f3a57"/>
    </style:style>
    <style:style style:name="P46" style:family="paragraph" style:parent-style-name="Text_20_body" style:list-style-name="L3">
      <style:text-properties fo:language="en" fo:country="US" officeooo:rsid="00441620" officeooo:paragraph-rsid="00441620"/>
    </style:style>
    <style:style style:name="P47" style:family="paragraph" style:parent-style-name="Text_20_body">
      <style:paragraph-properties fo:text-align="center" style:justify-single-word="false"/>
      <style:text-properties fo:language="en" fo:country="US" fo:font-weight="bold" officeooo:rsid="005cc74a" officeooo:paragraph-rsid="005f587a" style:font-weight-asian="bold" style:font-weight-complex="bold"/>
    </style:style>
    <style:style style:name="P48" style:family="paragraph" style:parent-style-name="Text_20_body">
      <style:paragraph-properties fo:line-height="150%"/>
      <style:text-properties fo:language="en" fo:country="US"/>
    </style:style>
    <style:style style:name="P49" style:family="paragraph" style:parent-style-name="Text_20_body" style:list-style-name="L4">
      <style:text-properties officeooo:rsid="004f3a57" officeooo:paragraph-rsid="004f3a57"/>
    </style:style>
    <style:style style:name="P50" style:family="paragraph" style:parent-style-name="Text_20_body" style:list-style-name="L5">
      <style:text-properties officeooo:rsid="004f3a57" officeooo:paragraph-rsid="004f3a57"/>
    </style:style>
    <style:style style:name="P51" style:family="paragraph" style:parent-style-name="Text_20_body" style:list-style-name="L5">
      <style:text-properties officeooo:paragraph-rsid="004d72c5"/>
    </style:style>
    <style:style style:name="P52" style:family="paragraph" style:parent-style-name="Text_20_body" style:list-style-name="L6">
      <style:text-properties officeooo:paragraph-rsid="00538061"/>
    </style:style>
    <style:style style:name="P53" style:family="paragraph" style:parent-style-name="Text_20_body">
      <style:paragraph-properties fo:line-height="150%"/>
      <style:text-properties officeooo:paragraph-rsid="005f587a"/>
    </style:style>
    <style:style style:name="P54" style:family="paragraph" style:parent-style-name="Text_20_body">
      <style:text-properties fo:font-style="normal" officeooo:rsid="0067f8ee" officeooo:paragraph-rsid="0067f8ee" style:font-style-asian="normal" style:font-style-complex="normal"/>
    </style:style>
    <style:style style:name="P55" style:family="paragraph" style:parent-style-name="Text_20_body">
      <style:text-properties officeooo:paragraph-rsid="0065173c"/>
    </style:style>
    <style:style style:name="P56" style:family="paragraph" style:parent-style-name="Text_20_body">
      <style:paragraph-properties fo:line-height="150%"/>
      <style:text-properties officeooo:rsid="00664254" officeooo:paragraph-rsid="00664254"/>
    </style:style>
    <style:style style:name="P57" style:family="paragraph" style:parent-style-name="Text_20_body">
      <style:paragraph-properties fo:line-height="150%"/>
      <style:text-properties officeooo:rsid="0067f8ee" officeooo:paragraph-rsid="0067f8ee"/>
    </style:style>
    <style:style style:name="P58"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59" style:family="paragraph" style:parent-style-name="Text_20_body">
      <style:paragraph-properties fo:line-height="150%" fo:break-before="page"/>
      <style:text-properties fo:language="en" fo:country="US" officeooo:rsid="00186ad4" officeooo:paragraph-rsid="006ce818"/>
    </style:style>
    <style:style style:name="P60" style:family="paragraph" style:parent-style-name="Heading_20_2">
      <style:text-properties fo:language="en" fo:country="US" officeooo:rsid="00440d27" officeooo:paragraph-rsid="00440d27"/>
    </style:style>
    <style:style style:name="P61" style:family="paragraph" style:parent-style-name="Heading_20_2">
      <style:text-properties fo:language="en" fo:country="US" officeooo:rsid="0045f804" officeooo:paragraph-rsid="0045f804"/>
    </style:style>
    <style:style style:name="P62" style:family="paragraph" style:parent-style-name="Heading_20_2">
      <style:text-properties fo:language="en" fo:country="US" fo:font-style="italic" officeooo:rsid="0047f444" officeooo:paragraph-rsid="0047f444" style:font-style-asian="italic" style:font-style-complex="italic"/>
    </style:style>
    <style:style style:name="P63" style:family="paragraph" style:parent-style-name="Heading_20_2">
      <style:text-properties fo:language="en" fo:country="US" fo:font-style="italic" officeooo:rsid="0061843e" officeooo:paragraph-rsid="0061843e" style:font-style-asian="italic" style:font-style-complex="italic"/>
    </style:style>
    <style:style style:name="P64" style:family="paragraph" style:parent-style-name="Heading_20_2">
      <style:text-properties fo:language="en" fo:country="US" officeooo:rsid="0053fc24" officeooo:paragraph-rsid="0053fc24"/>
    </style:style>
    <style:style style:name="P65" style:family="paragraph" style:parent-style-name="Heading_20_2">
      <style:text-properties officeooo:rsid="0047f444" officeooo:paragraph-rsid="0047f444"/>
    </style:style>
    <style:style style:name="P66" style:family="paragraph" style:parent-style-name="Heading_20_2">
      <style:text-properties style:font-name="Times New Roman1" fo:language="en" fo:country="US" fo:font-style="italic" officeooo:rsid="002ead24" officeooo:paragraph-rsid="002ead24" style:font-style-asian="italic" style:font-style-complex="italic"/>
    </style:style>
    <style:style style:name="P67" style:family="paragraph" style:parent-style-name="Heading_20_1">
      <style:text-properties fo:language="en" fo:country="US" officeooo:rsid="00440d27" officeooo:paragraph-rsid="00440d27"/>
    </style:style>
    <style:style style:name="P68" style:family="paragraph" style:parent-style-name="Heading_20_1">
      <style:text-properties fo:language="en" fo:country="US" officeooo:rsid="004a5c03" officeooo:paragraph-rsid="004a5c03"/>
    </style:style>
    <style:style style:name="P69" style:family="paragraph" style:parent-style-name="Heading_20_1">
      <style:paragraph-properties fo:break-before="page"/>
      <style:text-properties fo:language="en" fo:country="US" officeooo:rsid="006d2802" officeooo:paragraph-rsid="006d2802"/>
    </style:style>
    <style:style style:name="P70"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2" style:font-size-complex="10pt"/>
    </style:style>
    <style:style style:name="P71" style:family="paragraph" style:parent-style-name="Table_20_Contents">
      <style:paragraph-properties fo:line-height="150%"/>
      <style:text-properties fo:font-size="10pt" fo:language="en" fo:country="US" officeooo:rsid="00336bf2" officeooo:paragraph-rsid="006b10ed" style:font-name-asian="DejaVu Sans Mono" style:font-size-asian="10pt" style:font-name-complex="Lohit Hindi2" style:font-size-complex="10pt"/>
    </style:style>
    <style:style style:name="P72"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73"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74"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75"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76"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77"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78"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82494"/>
    </style:style>
    <style:style style:name="T2" style:family="text">
      <style:text-properties style:font-name="Times New Roman2" officeooo:rsid="00091dea"/>
    </style:style>
    <style:style style:name="T3" style:family="text">
      <style:text-properties style:font-name="Times New Roman2" fo:font-style="normal" officeooo:rsid="003d9170" style:font-style-asian="normal" style:font-style-complex="normal"/>
    </style:style>
    <style:style style:name="T4" style:family="text">
      <style:text-properties style:font-name="Times New Roman" officeooo:rsid="0009b215"/>
    </style:style>
    <style:style style:name="T5" style:family="text">
      <style:text-properties style:font-name="Times New Roman" officeooo:rsid="0045f804"/>
    </style:style>
    <style:style style:name="T6" style:family="text">
      <style:text-properties fo:font-style="italic" style:font-style-asian="italic"/>
    </style:style>
    <style:style style:name="T7" style:family="text">
      <style:text-properties officeooo:rsid="000be36c"/>
    </style:style>
    <style:style style:name="T8" style:family="text">
      <style:text-properties fo:font-style="normal" style:font-style-asian="normal"/>
    </style:style>
    <style:style style:name="T9" style:family="text">
      <style:text-properties fo:font-style="normal" officeooo:rsid="000be36c" style:font-style-asian="normal" style:font-style-complex="normal"/>
    </style:style>
    <style:style style:name="T10" style:family="text">
      <style:text-properties fo:font-style="normal" officeooo:rsid="0045f804" style:font-style-asian="normal" style:font-style-complex="normal"/>
    </style:style>
    <style:style style:name="T11" style:family="text">
      <style:text-properties style:font-name="Times New Roman3" fo:language="en" fo:country="US" fo:font-style="normal" officeooo:rsid="00137ce1" style:font-style-asian="normal" style:font-style-complex="normal"/>
    </style:style>
    <style:style style:name="T12" style:family="text">
      <style:text-properties style:font-name="Times New Roman1"/>
    </style:style>
    <style:style style:name="T13" style:family="text">
      <style:text-properties style:font-name="Times New Roman1" fo:font-style="normal" style:font-style-asian="normal" style:font-style-complex="normal"/>
    </style:style>
    <style:style style:name="T14" style:family="text">
      <style:text-properties style:font-name="Times New Roman1" fo:font-style="normal" officeooo:rsid="00148860" style:font-style-asian="normal" style:font-style-complex="normal"/>
    </style:style>
    <style:style style:name="T15" style:family="text">
      <style:text-properties style:font-name="Times New Roman1" fo:font-style="normal" officeooo:rsid="0014f355" style:font-style-asian="normal" style:font-style-complex="normal"/>
    </style:style>
    <style:style style:name="T16" style:family="text">
      <style:text-properties style:font-name="Times New Roman1" fo:font-style="normal" officeooo:rsid="00190b6b" style:font-style-asian="normal" style:font-style-complex="normal"/>
    </style:style>
    <style:style style:name="T17" style:family="text">
      <style:text-properties style:font-name="Times New Roman1" fo:font-style="normal" officeooo:rsid="001c6ac3" style:font-style-asian="normal" style:font-style-complex="normal"/>
    </style:style>
    <style:style style:name="T18" style:family="text">
      <style:text-properties style:font-name="Times New Roman1" fo:font-style="normal" officeooo:rsid="00369a17" style:font-style-asian="normal" style:font-style-complex="normal"/>
    </style:style>
    <style:style style:name="T19" style:family="text">
      <style:text-properties style:font-name="Times New Roman1" fo:font-style="normal" officeooo:rsid="003a476b" style:font-style-asian="normal" style:font-style-complex="normal"/>
    </style:style>
    <style:style style:name="T20" style:family="text">
      <style:text-properties style:font-name="Times New Roman1" fo:font-style="normal" officeooo:rsid="002d98ff" style:font-style-asian="normal" style:font-style-complex="normal"/>
    </style:style>
    <style:style style:name="T21" style:family="text">
      <style:text-properties style:font-name="Times New Roman1" fo:font-style="normal" officeooo:rsid="003d9170" style:font-style-asian="normal" style:font-style-complex="normal"/>
    </style:style>
    <style:style style:name="T22" style:family="text">
      <style:text-properties style:font-name="Times New Roman1" fo:font-style="normal" officeooo:rsid="003f1992" style:font-style-asian="normal" style:font-style-complex="normal"/>
    </style:style>
    <style:style style:name="T23" style:family="text">
      <style:text-properties style:font-name="Times New Roman1" fo:font-style="normal" officeooo:rsid="006b10ed" style:font-style-asian="normal" style:font-style-complex="normal"/>
    </style:style>
    <style:style style:name="T24" style:family="text">
      <style:text-properties style:font-name="Times New Roman1" fo:font-style="normal" officeooo:rsid="006b8fda" style:font-style-asian="normal" style:font-style-complex="normal"/>
    </style:style>
    <style:style style:name="T25" style:family="text">
      <style:text-properties style:font-name="Times New Roman1" fo:font-style="normal" officeooo:rsid="006ce818" style:font-style-asian="normal" style:font-style-complex="normal"/>
    </style:style>
    <style:style style:name="T26" style:family="text">
      <style:text-properties style:font-name="Times New Roman1" fo:language="en" fo:country="US"/>
    </style:style>
    <style:style style:name="T27" style:family="text">
      <style:text-properties style:font-name="Times New Roman1" fo:language="en" fo:country="US" fo:font-style="normal" style:font-style-asian="normal" style:font-style-complex="normal"/>
    </style:style>
    <style:style style:name="T28" style:family="text">
      <style:text-properties style:font-name="Times New Roman1" fo:language="en" fo:country="US" fo:font-style="normal" officeooo:rsid="003a476b" style:font-style-asian="normal" style:font-style-complex="normal"/>
    </style:style>
    <style:style style:name="T29" style:family="text">
      <style:text-properties style:font-name="Times New Roman1" fo:language="en" fo:country="US" fo:font-style="normal" officeooo:rsid="00137ce1" style:font-style-asian="normal" style:font-style-complex="normal"/>
    </style:style>
    <style:style style:name="T30" style:family="text">
      <style:text-properties style:font-name="Times New Roman1" fo:language="en" fo:country="US" fo:font-style="normal" officeooo:rsid="005a0742" style:font-style-asian="normal" style:font-style-complex="normal"/>
    </style:style>
    <style:style style:name="T31" style:family="text">
      <style:text-properties style:font-name="Times New Roman1" fo:language="en" fo:country="US" fo:font-style="normal" officeooo:rsid="005baa3f" style:font-style-asian="normal" style:font-style-complex="normal"/>
    </style:style>
    <style:style style:name="T32" style:family="text">
      <style:text-properties style:font-name="Times New Roman1" fo:language="en" fo:country="US" fo:font-style="normal" officeooo:rsid="005e8d02" style:font-style-asian="normal" style:font-style-complex="normal"/>
    </style:style>
    <style:style style:name="T33" style:family="text">
      <style:text-properties style:font-name="Times New Roman1" fo:language="en" fo:country="US" fo:font-style="normal" officeooo:rsid="005f587a" style:font-style-asian="normal" style:font-style-complex="normal"/>
    </style:style>
    <style:style style:name="T34" style:family="text">
      <style:text-properties style:font-name="Times New Roman1" fo:language="en" fo:country="US" fo:font-style="normal" officeooo:rsid="0060d7b2" style:font-style-asian="normal" style:font-style-complex="normal"/>
    </style:style>
    <style:style style:name="T35" style:family="text">
      <style:text-properties style:font-name="Times New Roman1" fo:language="en" fo:country="US" fo:font-style="normal" officeooo:rsid="0063c02d" style:font-style-asian="normal" style:font-style-complex="normal"/>
    </style:style>
    <style:style style:name="T36" style:family="text">
      <style:text-properties style:font-name="Times New Roman1" fo:language="en" fo:country="US" fo:font-style="italic" officeooo:rsid="0063c02d" style:font-style-asian="italic" style:font-style-complex="italic"/>
    </style:style>
    <style:style style:name="T37" style:family="text">
      <style:text-properties style:font-name="Times New Roman1" fo:language="en" fo:country="US" officeooo:rsid="0068fc4a"/>
    </style:style>
    <style:style style:name="T38" style:family="text">
      <style:text-properties style:font-name="Times New Roman1" officeooo:rsid="005f587a"/>
    </style:style>
    <style:style style:name="T39" style:family="text">
      <style:text-properties style:text-position="super 58%" style:font-name="Times New Roman1" fo:language="en" fo:country="US" fo:font-style="normal" officeooo:rsid="00137ce1" style:font-style-asian="normal" style:font-style-complex="normal"/>
    </style:style>
    <style:style style:name="T40" style:family="text">
      <style:text-properties officeooo:rsid="00233b36"/>
    </style:style>
    <style:style style:name="T41" style:family="text">
      <style:text-properties officeooo:rsid="00148860"/>
    </style:style>
    <style:style style:name="T42" style:family="text">
      <style:text-properties officeooo:rsid="00369a17"/>
    </style:style>
    <style:style style:name="T43" style:family="text">
      <style:text-properties fo:font-variant="normal" fo:text-transform="none" style:text-position="0% 100%" fo:font-style="normal" style:text-underline-style="none" fo:font-weight="normal"/>
    </style:style>
    <style:style style:name="T44" style:family="text">
      <style:text-properties style:text-position="sub 58%" style:font-name="Times New Roman1" fo:font-style="normal" officeooo:rsid="003d9170" style:font-style-asian="normal" style:font-style-complex="normal"/>
    </style:style>
    <style:style style:name="T45" style:family="text">
      <style:text-properties style:text-position="sub 58%" style:font-name="Times New Roman1" fo:font-style="normal" officeooo:rsid="003f1992" style:font-style-asian="normal" style:font-style-complex="normal"/>
    </style:style>
    <style:style style:name="T46" style:family="text">
      <style:text-properties style:text-position="sub 58%" style:font-name="Times New Roman1" fo:language="en" fo:country="US" fo:font-style="normal" officeooo:rsid="0063c02d" style:font-style-asian="normal" style:font-style-complex="normal"/>
    </style:style>
    <style:style style:name="T47" style:family="text">
      <style:text-properties fo:language="en" fo:country="US"/>
    </style:style>
    <style:style style:name="T48" style:family="text">
      <style:text-properties fo:language="en" fo:country="US" fo:font-style="italic" officeooo:rsid="00082494" style:font-style-asian="italic" style:font-style-complex="italic"/>
    </style:style>
    <style:style style:name="T49" style:family="text">
      <style:text-properties fo:language="en" fo:country="US" fo:font-style="italic" officeooo:rsid="0047f444" style:font-style-asian="italic" style:font-style-complex="italic"/>
    </style:style>
    <style:style style:name="T50" style:family="text">
      <style:text-properties fo:language="en" fo:country="US" officeooo:rsid="00082494"/>
    </style:style>
    <style:style style:name="T51" style:family="text">
      <style:text-properties fo:language="en" fo:country="US" fo:font-style="normal" officeooo:rsid="001219b9" style:font-style-asian="normal" style:font-style-complex="normal"/>
    </style:style>
    <style:style style:name="T52" style:family="text">
      <style:text-properties fo:language="en" fo:country="US" fo:font-style="normal" officeooo:rsid="00307c19" style:font-style-asian="normal" style:font-style-complex="normal"/>
    </style:style>
    <style:style style:name="T53" style:family="text">
      <style:text-properties fo:language="en" fo:country="US" fo:font-style="normal" officeooo:rsid="0047f444" style:font-style-asian="normal" style:font-style-complex="normal"/>
    </style:style>
    <style:style style:name="T54" style:family="text">
      <style:text-properties fo:language="en" fo:country="US" fo:font-style="normal" officeooo:rsid="00137ce1" style:font-style-asian="normal" style:font-style-complex="normal"/>
    </style:style>
    <style:style style:name="T55" style:family="text">
      <style:text-properties fo:language="en" fo:country="US" fo:font-style="normal" officeooo:rsid="0048f9d1" style:font-style-asian="normal" style:font-style-complex="normal"/>
    </style:style>
    <style:style style:name="T56" style:family="text">
      <style:text-properties fo:language="en" fo:country="US" fo:font-style="normal" officeooo:rsid="0050fc23" style:font-style-asian="normal" style:font-style-complex="normal"/>
    </style:style>
    <style:style style:name="T57" style:family="text">
      <style:text-properties fo:language="en" fo:country="US" fo:font-style="normal" officeooo:rsid="00525425" style:font-style-asian="normal" style:font-style-complex="normal"/>
    </style:style>
    <style:style style:name="T58" style:family="text">
      <style:text-properties fo:language="en" fo:country="US" fo:font-style="normal" officeooo:rsid="00538061" style:font-style-asian="normal" style:font-style-complex="normal"/>
    </style:style>
    <style:style style:name="T59" style:family="text">
      <style:text-properties fo:language="en" fo:country="US" fo:font-style="normal" officeooo:rsid="0053fc24" style:font-style-asian="normal" style:font-style-complex="normal"/>
    </style:style>
    <style:style style:name="T60" style:family="text">
      <style:text-properties fo:language="en" fo:country="US" fo:font-style="normal" officeooo:rsid="005960fa" style:font-style-asian="normal" style:font-style-complex="normal"/>
    </style:style>
    <style:style style:name="T61" style:family="text">
      <style:text-properties fo:language="en" fo:country="US" fo:font-style="normal" officeooo:rsid="005a0742" style:font-style-asian="normal" style:font-style-complex="normal"/>
    </style:style>
    <style:style style:name="T62" style:family="text">
      <style:text-properties fo:language="en" fo:country="US" officeooo:rsid="0047f444"/>
    </style:style>
    <style:style style:name="T63" style:family="text">
      <style:text-properties fo:language="en" fo:country="US" officeooo:rsid="0011edea"/>
    </style:style>
    <style:style style:name="T64" style:family="text">
      <style:text-properties fo:language="en" fo:country="US" officeooo:rsid="0048f9d1"/>
    </style:style>
    <style:style style:name="T65" style:family="text">
      <style:text-properties fo:language="en" fo:country="US" officeooo:rsid="004be173"/>
    </style:style>
    <style:style style:name="T66" style:family="text">
      <style:text-properties fo:language="en" fo:country="US" officeooo:rsid="004d72c5"/>
    </style:style>
    <style:style style:name="T67" style:family="text">
      <style:text-properties fo:language="en" fo:country="US" officeooo:rsid="004f3a57"/>
    </style:style>
    <style:style style:name="T68" style:family="text">
      <style:text-properties fo:language="en" fo:country="US" officeooo:rsid="00503845"/>
    </style:style>
    <style:style style:name="T69" style:family="text">
      <style:text-properties fo:language="en" fo:country="US" officeooo:rsid="0050fc23"/>
    </style:style>
    <style:style style:name="T70" style:family="text">
      <style:text-properties fo:language="en" fo:country="US" officeooo:rsid="003a476b"/>
    </style:style>
    <style:style style:name="T71" style:family="text">
      <style:text-properties fo:language="en" fo:country="US" officeooo:rsid="00538061"/>
    </style:style>
    <style:style style:name="T72" style:family="text">
      <style:text-properties fo:language="en" fo:country="US" officeooo:rsid="0053fc24"/>
    </style:style>
    <style:style style:name="T73" style:family="text">
      <style:text-properties fo:language="en" fo:country="US" officeooo:rsid="0056f08c"/>
    </style:style>
    <style:style style:name="T74" style:family="text">
      <style:text-properties fo:language="en" fo:country="US" officeooo:rsid="005cc74a"/>
    </style:style>
    <style:style style:name="T75" style:family="text">
      <style:text-properties fo:language="en" fo:country="US" officeooo:rsid="00669c7d"/>
    </style:style>
    <style:style style:name="T76" style:family="text">
      <style:text-properties officeooo:rsid="00441620"/>
    </style:style>
    <style:style style:name="T77" style:family="text">
      <style:text-properties officeooo:rsid="0045f804"/>
    </style:style>
    <style:style style:name="T78" style:family="text">
      <style:text-properties officeooo:rsid="0048f9d1"/>
    </style:style>
    <style:style style:name="T79" style:family="text">
      <style:text-properties officeooo:rsid="004f3a57"/>
    </style:style>
    <style:style style:name="T80" style:family="text">
      <style:text-properties officeooo:rsid="00503845"/>
    </style:style>
    <style:style style:name="T81" style:family="text">
      <style:text-properties style:font-style-asian="normal"/>
    </style:style>
    <style:style style:name="T82" style:family="text">
      <style:text-properties officeooo:rsid="00538061"/>
    </style:style>
    <style:style style:name="T83" style:family="text">
      <style:text-properties officeooo:rsid="0053fc24"/>
    </style:style>
    <style:style style:name="T84" style:family="text">
      <style:text-properties officeooo:rsid="0058635a"/>
    </style:style>
    <style:style style:name="T85" style:family="text">
      <style:text-properties officeooo:rsid="00586c73"/>
    </style:style>
    <style:style style:name="T86" style:family="text">
      <style:text-properties officeooo:rsid="005e8d02"/>
    </style:style>
    <style:style style:name="T87" style:family="text">
      <style:text-properties officeooo:rsid="006b10ed"/>
    </style:style>
    <style:style style:name="T8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Title</text:h>
      <text:p text:style-name="P14">Validity and reliability of the Brazilian Portuguese version of the Readiness to Change Questionnaire – RCQ-<text:span text:style-name="T78">BR</text:span>.</text:p>
      <text:h text:style-name="P67" text:outline-level="1">Introduction</text:h>
      <text:list xml:id="list2200085936745880707" text:style-name="L3">
        <text:list-item>
          <text:p text:style-name="P42">Describe the stages of changes model of Prochaska e DiClemente and its importance <text:span text:style-name="T84">for</text:span> clinical referral. </text:p>
        </text:list-item>
        <text:list-item>
          <text:p text:style-name="P42">Cite validated scales to measure readiness and the length limitation – SOCRATES and URICA. </text:p>
        </text:list-item>
        <text:list-item>
          <text:p text:style-name="P43"><text:span text:style-name="T80">Describe</text:span> validation studies of RCQ – English, Dutch and Spanish.</text:p>
        </text:list-item>
      </text:list>
      <text:list xml:id="list8493274265312677467" text:style-name="L4">
        <text:list-item>
          <text:p text:style-name="P44">EFA;</text:p>
        </text:list-item>
        <text:list-item>
          <text:p text:style-name="P49"><text:span text:style-name="T67">C</text:span><text:span text:style-name="T47">FA;</text:span></text:p>
        </text:list-item>
      </text:list>
      <text:list xml:id="list124760266134412" text:continue-list="list2200085936745880707" text:style-name="L3">
        <text:list-item>
          <text:p text:style-name="P45">Explain the importance of factor analysis with polychoric correlations – cite study </text:p>
        </text:list-item>
        <text:list-item>
          <text:p text:style-name="P46">Use <text:span text:style-name="T79">the scale as a control variable in RCQ evaluation model</text:span>.</text:p>
        </text:list-item>
      </text:list>
      <text:h text:style-name="P67" text:outline-level="1">Objectives</text:h>
      <text:p text:style-name="P8">To evaluate the psychometric properties of the Brazilian Portuguese version of <text:span text:style-name="T1">“Readiness to change questionnaire” (RCQ). </text:span></text:p>
      <text:list xml:id="list169508182959632745" text:style-name="L5">
        <text:list-item>
          <text:p text:style-name="P51"><text:span text:style-name="T66">Identify a factorial structure of the questionnaire </text:span><text:span text:style-name="T67">using a factorial exploratory analysis</text:span><text:span text:style-name="T66">;</text:span></text:p>
        </text:list-item>
        <text:list-item>
          <text:p text:style-name="P50"><text:span text:style-name="T47">Compare the factorial structure found </text:span><text:span text:style-name="T74">in the objective 1</text:span><text:span text:style-name="T47"> with models proposed by literature using </text:span><text:span text:style-name="T74">a </text:span><text:span text:style-name="T47">confirmatory factor analysis;</text:span></text:p>
        </text:list-item>
      </text:list>
      <text:h text:style-name="P67" text:outline-level="1">Methods</text:h>
      <text:h text:style-name="P60" text:outline-level="2">Sample characteristics</text:h>
      <text:p text:style-name="P6"><text:span text:style-name="T76">We invited to enroll in the study users from the web-based intervention “Beber Menos” (Drink less) from 10/21/2013 to 03/11/2014. The participants (n = 713) who filled up all the RCQ items and consented to participate were included. From the 713 included in analyses, 52.6% were males and 47.5 females. The age ranged from 19 to 73 years (M = 39.8, SD </text:span><text:span text:style-name="T2">±</text:span><text:span text:style-name="T4"> 10.</text:span><text:span text:style-name="T5">3</text:span><text:span text:style-name="T4">). </text:span><text:span text:style-name="T5">The sample characteristics are described in table 1.</text:span></text:p>
      <text:h text:style-name="P61" text:outline-level="2"><text:soft-page-break/>Instruments</text:h>
      <text:p text:style-name="P2"><text:span text:style-name="T77">Demographic Questionnaire</text:span> – <text:span text:style-name="T77">with questions about sex, age, employment status, education level, and location.</text:span></text:p>
      <text:p text:style-name="P6"><text:span text:style-name="T10">The Alcohol Use Disorders Identification Test </text:span><text:span text:style-name="T9">(AUDIT) </text:span><text:span text:style-name="T7">– is a 10-item questionnaire used to identify and classify users into alcohol consumption zones - no risk, low risk, high risk, and 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UKdcbzhvut"/><text:span text:style-name="T7">(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UKdcbzhvut"/><text:span text:style-name="T7"> . </text:span></text:p>
      <text:p text:style-name="Standard"><text:span text:style-name="T49">Readiness</text:span><text:span text:style-name="T48"> to change questionnaire</text:span><text:span text:style-name="T50">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WBmieBSJ5i"/><text:span text:style-name="T50">(1982)</text:span><text:reference-mark-end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WBmieBSJ5i"/><text:span text:style-name="T50">. The RCQ-12 was created by Rollnick, Heather, Gold &amp; Hall </text:span><text:reference-mark-start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50">(Rollnick, Heather, Gold, &amp; Hall, 1992)</text:span><text:reference-mark-end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50">, and has 12 items </text:span><text:span text:style-name="T65">answered</text:span><text:span text:style-name="T50"> in a 5-point Likert scale which ranges from “Strongly disagree” (-2) to “Strongly agree” (+2). </text:span><text:span text:style-name="T62">The s</text:span><text:span text:style-name="T50">cores are obtained using a simple sum of the items. As </text:span><text:span text:style-name="T52">Defuentes-Merillas et al. </text:span><text:reference-mark-start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qkGBxX6rea"/><text:span text:style-name="T52">(2002)</text:span><text:reference-mark-end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qkGBxX6rea"/><text:span text:style-name="T52"> </text:span><text:span text:style-name="T53">proposed in the Dutch version</text:span><text:span text:style-name="T52">, </text:span><text:span text:style-name="T53">n</text:span><text:span text:style-name="T50">egative items were written in a positive format to </text:span><text:span text:style-name="T68">enhance</text:span><text:span text:style-name="T50"> </text:span><text:span text:style-name="T68">comprehension</text:span><text:span text:style-name="T50"> </text:span><text:span text:style-name="T62">by respondents.</text:span><text:span text:style-name="T50"> </text:span></text:p>
      <text:h text:style-name="P65" text:outline-level="2"><text:span text:style-name="T63">P</text:span><text:span text:style-name="T47">rocedures</text:span></text:h>
      <text:p text:style-name="P12"><text:span text:style-name="T62">T</text:span><text:span text:style-name="T47">he </text:span><text:span text:style-name="T69">E</text:span><text:span text:style-name="T47">nglish version of </text:span><text:span text:style-name="T69">Readiness</text:span><text:span text:style-name="T47">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69">intervention </text:span><text:span text:style-name="T47">is also available in English, Spanish, Hindi </text:span><text:span text:style-name="T69">and </text:span><text:span text:style-name="T47">Belorussian. </text:span><text:span text:style-name="T62">The RCQ-12 was included as part of the program. After enrol</text:span><text:span text:style-name="T47">l</text:span><text:span text:style-name="T62">ment, users were invited to participate </text:span><text:span text:style-name="T47">in the study</text:span><text:span text:style-name="T62">. </text:span><text:span text:style-name="T47">Participants who agreed </text:span><text:span text:style-name="T62">filled up the questionnaires. After that, </text:span><text:span text:style-name="T47">w</text:span><text:span text:style-name="T62">e extracted data </text:span><text:span text:style-name="T47">and </text:span><text:span text:style-name="T62">then analy</text:span><text:span text:style-name="T47">sed.</text:span><text:span text:style-name="T62"> All procedures were approved by </text:span><text:span text:style-name="T69">the</text:span><text:span text:style-name="T62"> Institutional Review Board </text:span><text:span text:style-name="T69">of</text:span><text:span text:style-name="T62"> </text:span><text:span text:style-name="T49">Universidade Federal de São Paulo</text:span><text:span text:style-name="T62">.</text:span></text:p>
      <text:h text:style-name="P62" text:outline-level="2">Data analysis</text:h>
      <text:p text:style-name="P13"><text:span text:style-name="T64">We extract data using a R script. After extraction, we </text:span><text:span text:style-name="T69">merged</text:span><text:span text:style-name="T64"> the tables </text:span><text:span text:style-name="T69">with sociodemographic information, AUDIT and RCQ </text:span><text:span text:style-name="T64">using a primary identifier. Later on, we conducted descritive analysis on demographic variables and items of RCQ-12. </text:span><text:span text:style-name="T69">To perform the exploratory and confirmatory factor analysis, we divided the data </text:span><text:span text:style-name="T72">from participants</text:span><text:span text:style-name="T69"> randomly into two halves. </text:span></text:p>
      <text:list xml:id="list8489196642457757807" text:style-name="L6">
        <text:list-item>
          <text:p text:style-name="P52"><text:span text:style-name="T71">E</text:span><text:span text:style-name="T69">xploratory factor analysis - </text:span><text:span text:style-name="T64">we checked sampling adequacy using </text:span><text:span text:style-name="T51">Kaiser-Meyer-Olkin </text:span><text:span text:style-name="T54">(KMO) </text:span><text:span text:style-name="T55">and Bartlett test. To identify the number of </text:span><text:span text:style-name="T56">factors</text:span><text:span text:style-name="T55">, we used the </text:span><text:span text:style-name="T56">method of </text:span><text:span text:style-name="T55">parallel analysis </text:span><text:reference-mark-start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WX7GA1sa91"/><text:span text:style-name="T56">(Horn, 1965)</text:span><text:reference-mark-end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WX7GA1sa91"/><text:span text:style-name="T55"> </text:span><text:span text:style-name="T58">with polychoric correlations</text:span><text:span text:style-name="T59"> </text:span><text:span text:style-name="T56">as suggested by</text:span><text:span text:style-name="T58"> Garrido, Abad &amp; </text:span><text:soft-page-break/><text:span text:style-name="T58">Ponsoda </text:span><text:reference-mark-start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xeLVn1H7UP"/>(2013)<text:reference-mark-end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xeLVn1H7UP"/><text:span text:style-name="T55"> </text:span><text:span text:style-name="T57">a</text:span><text:span text:style-name="T55">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YKz3Umel3y"/><text:span text:style-name="T55">(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YKz3Umel3y"/><text:span text:style-name="T55">. We conducted the </text:span><text:span text:style-name="T57">factor analysis using polychoric correlations with the oblique rotation </text:span><text:span text:style-name="T55">“</text:span><text:span text:style-name="T57">Oblimin</text:span><text:span text:style-name="T55">”. </text:span><text:span text:style-name="T57">This analysis is seem as more appropriated to study the underlying structure of the questionnaire </text:span><text:reference-mark-start text:name="ZOTERO_ITEM CSL_CITATION {&quot;citationID&quot;:&quot;265d0abb76&quot;,&quot;properties&quot;:{&quot;formattedCitation&quot;:&quot;(Fabrigar, Wegener, MacCallum, &amp; Strahan, 1999)&quot;,&quot;plainCitation&quot;:&quot;(Fabrigar, Wegener, MacCallum, &amp; Strahan,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MTeCNvwB3P"/><text:span text:style-name="T57">(Fabrigar, Wegener, MacCallum, &amp; Strahan, 1999)</text:span><text:reference-mark-end text:name="ZOTERO_ITEM CSL_CITATION {&quot;citationID&quot;:&quot;265d0abb76&quot;,&quot;properties&quot;:{&quot;formattedCitation&quot;:&quot;(Fabrigar, Wegener, MacCallum, &amp; Strahan, 1999)&quot;,&quot;plainCitation&quot;:&quot;(Fabrigar, Wegener, MacCallum, &amp; Strahan,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MTeCNvwB3P"/><text:span text:style-name="T57">. </text:span><text:span text:style-name="T55">Cronbach's alpha </text:span><text:reference-mark-start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mx247tLqQb"/><text:span text:style-name="T55">(Cronbach, 1951)</text:span><text:reference-mark-end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mx247tLqQb"/><text:span text:style-name="T55"> was used to a</text:span><text:span text:style-name="T58">ss</text:span><text:span text:style-name="T55">ess </text:span><text:span text:style-name="T58">reliability</text:span><text:span text:style-name="T55"> of the scale. All analysis were performed </text:span><text:span text:style-name="T58">using the </text:span><text:span text:style-name="T55">R </text:span><text:reference-mark-start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7yIuj1bxO3"/><text:span text:style-name="T55">(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7yIuj1bxO3"/><text:span text:style-name="T78"> package “psych” </text:span><text:reference-mark-start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177Ae3lAr8"/><text:span text:style-name="T78">(Revelle, 2014)</text:span><text:reference-mark-end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177Ae3lAr8"/>.</text:p>
        </text:list-item>
        <text:list-item>
          <text:p text:style-name="P41"><text:span text:style-name="T82">Confirmatory factor analysis – we compared the fit indices for the four models evaluated by Forsberg, Halldin and Wennberg </text:span><text:reference-mark-start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jWjeEUZ6bP"/><text:span text:style-name="T82">(2003)</text:span><text:reference-mark-end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jWjeEUZ6bP"/>: <text:span text:style-name="T83">0-factor soluction; 1-factor solution; 3-factors ortogonal, and 3-factors correlated. Additionally, we included the 2 factor model proposed in the exploratory factor analysis. The fit indices used for comparisions were Tucker-Lewis Index (TLI) and Comparative Fit Index (CFI) where values greater than .90 indicated good fit. Akaike Information Criterion (AIC) and Bayesian Information Criterion (BIC) were also used,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YtT97xahli"/><text:span text:style-name="T83">(Brown, 2006)</text:span><text:reference-mark-end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YtT97xahli"/><text:span text:style-name="T83">.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DZgdNOjxsG"/><text:span text:style-name="T83">(Rosseel, 2012)</text:span><text:reference-mark-end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DZgdNOjxsG"/><text:span text:style-name="T83">. Modification indices were</text:span><text:span text:style-name="T72"> </text:span><text:span text:style-name="T73">used to improve the final model fit. </text:span><text:span text:style-name="T75">The script of analysis and the data are available in this link: </text:span><text:span text:style-name="T75"><office:annotation office:name="__Fieldmark__1445_1517460099"><dc:creator>Unknown Author</dc:creator><dc:date>2014-07-19T10:51:25.940205232</dc:date><text:list text:style-name=""><text:list-item><text:p text:style-name="P79"><text:span text:style-name="T88">Insert link of our github repository.</text:span></text:p></text:list-item></text:list></office:annotation></text:span><text:span text:style-name="T75">(insert link)</text:span><office:annotation-end office:name="__Fieldmark__1445_1517460099"/><text:span text:style-name="T75">.</text:span></text:p>
        </text:list-item>
      </text:list>
      <text:h text:style-name="P68" text:outline-level="1">Results</text:h>
      <text:h text:style-name="P64" text:outline-level="2">Exploratory factor analysis</text:h>
      <text:p text:style-name="P55"><text:span text:style-name="T60">The</text:span><text:span text:style-name="T61"> sample was considered adequate for factor extraction according to Kayser-Meyer-Olkin and Bartlett's test of homogeneity of variances </text:span><text:span text:style-name="T54">(KMO = 0,89 e </text:span><text:span text:style-name="T29">Bartlett</text:span><text:span text:style-name="T30">'s</text:span><text:span text:style-name="T29"> </text:span><text:span text:style-name="T11">χ</text:span><text:span text:style-name="T39">2</text:span><text:span text:style-name="T29"> = </text:span><text:span text:style-name="T30">79.97</text:span><text:span text:style-name="T29">, p &lt; 0,001). </text:span><text:span text:style-name="T30">Either the parallel analysis and the very simple structure methods suggested the existence of </text:span><text:span text:style-name="T32">three</text:span><text:span text:style-name="T30"> factors </text:span><text:span text:style-name="T31">(Eigenvalues of original data: F1 = 5.92; F2 = 1.66; F3 = 0.26; Eigenvalues of simulated data = F1 = 0.84; F2 = 0.29; F3 = 0.24)</text:span><text:span text:style-name="T30">, </text:span><text:span text:style-name="T32">but due to the small amount between the eingenvalues of simulated and original data, we chose the solution of two factors. </text:span></text:p>
      <text:p text:style-name="P55"><text:span text:style-name="T32">The results of the factor loadings are shown in Table 2. </text:span><text:span text:style-name="T33">The two factor model explained 68% of variance </text:span><text:span text:style-name="T34">and</text:span><text:span text:style-name="T33"> </text:span><text:span text:style-name="T34">t</text:span><text:span text:style-name="T33">he correlation between factors was .26. </text:span><text:span text:style-name="T35">The reliability of the full scale was .88. </text:span><text:span text:style-name="T33">Differently of the original 3 factor model proposed by </text:span><text:span text:style-name="T28">Prochaska e DiClemente </text:span><text:reference-mark-start text:name="ZOTERO_ITEM CSL_CITATION {&quot;citationID&quot;:&quot;2l73sm47b8&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605Q3t9vpS"/><text:span text:style-name="T28">(1982) </text:span><text:reference-mark-end text:name="ZOTERO_ITEM CSL_CITATION {&quot;citationID&quot;:&quot;2l73sm47b8&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605Q3t9vpS"/><text:span text:style-name="T33">contemplation and pre-contemplation seemed to constitute the same factor. The factorial structure found was the same of the dutch validation which they used a principal c</text:span><text:bookmark-start text:name="__DdeLink__1440_1517460099"/><text:span text:style-name="T33">omponents </text:span><text:bookmark-end text:name="__DdeLink__1440_1517460099"/><text:span text:style-name="T33">analysis </text:span><text:reference-mark-start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jUljggbYxz"/><text:span text:style-name="T35">(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jUljggbYxz"/><text:span text:style-name="T36">.</text:span><text:span text:style-name="T35">The overall Cronbach's alpha was .88 (CI</text:span><text:span text:style-name="T46">95%</text:span><text:span text:style-name="T35"> = .85 - .92). For the first and second factors, the alpha was .91 (CI</text:span><text:span text:style-name="T46">95%</text:span><text:span text:style-name="T35"> = .87 - .94) and .82 (CI</text:span><text:span text:style-name="T46">95%</text:span><text:span text:style-name="T35"> = .75 - .89) respectively.</text:span></text:p>
      <text:h text:style-name="P63" text:outline-level="2"><text:soft-page-break/><text:span text:style-name="T38">C</text:span><text:span text:style-name="T12">onfirmatory factor analysis</text:span></text:h>
      <text:p text:style-name="P54"><text:span text:style-name="T26">The evaluation of the confirmatory models are described in table </text:span><text:span text:style-name="T37">3</text:span><text:span text:style-name="T26">.</text:span></text:p>
      <text:h text:style-name="Heading_20_1" text:outline-level="1"><text:span text:style-name="T33">D</text:span><text:span text:style-name="T27">iscussion</text:span></text:h>
      <text:p text:style-name="P56">Discuss the overall bad fit of different models.</text:p>
      <text:p text:style-name="P56">Portuguese version.</text:p>
      <text:p text:style-name="P57">The 'motivation factor' instead of transteoric model of change.</text:p>
      <text:p text:style-name="P53"/>
      <text:p text:style-name="P53"><text:span text:style-name="T70">diferencie os estágios de Pré-Contemplação e Contemplação, a estrutura fatorial do instrumento revelou que estes estágios compõem somente um componente, o que sugere um contínuo no escore de Contemplação. Ou seja, um escore elevado no fator pontuação significa maior Contemplação e escores menores Pré-contemplação. Resultado diferente dos estudos de validação do RCQ-12 em outros países </text:span><text:reference-mark-start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1057,&quot;uris&quot;:[&quot;http://zotero.org/users/615579/items/9IS96HJJ&quot;],&quot;uri&quot;:[&quot;http://zotero.org/users/615579/items/9IS96HJJ&quot;],&quot;itemData&quot;:{&quot;id&quot;:1057,&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cmov9ZfThI"/><text:span text:style-name="T43">(Defuentes-Merillas et al., 2002; Heather &amp; Stephen, 1993; Rodríguez-Martos et al., 2000; Rollnick et al., 1992)</text:span><text:reference-mark-end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1057,&quot;uris&quot;:[&quot;http://zotero.org/users/615579/items/9IS96HJJ&quot;],&quot;uri&quot;:[&quot;http://zotero.org/users/615579/items/9IS96HJJ&quot;],&quot;itemData&quot;:{&quot;id&quot;:1057,&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cmov9ZfThI"/><text:span text:style-name="T47">. </text:span></text:p>
      <text:p text:style-name="P48"/>
      <text:p text:style-name="P53"><text:span text:style-name="T32"/></text:p>
      <text:p text:style-name="P47"><text:span text:style-name="T15">&lt;!-- </text:span><text:span text:style-name="T13">Parei aqui --&gt;</text:span></text:p>
      <text:p text:style-name="P1"/>
      <text:p text:style-name="P4">Confiabilidade</text:p>
      <text:p text:style-name="P5"><text:span text:style-name="T18">O alfa de Cronbach </text:span><text:span text:style-name="T19">da versão com 11 itens </text:span><text:span text:style-name="T18">foi de 0,</text:span><text:span text:style-name="T21">88</text:span><text:span text:style-name="T18"> (IC95% = 0,8</text:span><text:span text:style-name="T21">5</text:span><text:span text:style-name="T18"> – 0,9</text:span><text:span text:style-name="T21">0</text:span><text:span text:style-name="T18">)</text:span><text:span text:style-name="T21"> e de para os fatores Contemplação 0,93 </text:span><text:span text:style-name="T18">(IC95% = 0,</text:span><text:span text:style-name="T21">90</text:span><text:span text:style-name="T18"> – 0,9</text:span><text:span text:style-name="T21">5</text:span><text:span text:style-name="T18">) </text:span><text:span text:style-name="T21">e Ação 0,79 </text:span><text:span text:style-name="T18">(IC95% = 0,</text:span><text:span text:style-name="T21">73</text:span><text:span text:style-name="T18"> – 0,</text:span><text:span text:style-name="T21">84</text:span><text:span text:style-name="T18">). </text:span><text:span text:style-name="T21">Para o fator contemplação apresentou valores superiores aos estudos de validação em holandês (</text:span><text:span text:style-name="T3">α</text:span><text:span text:style-name="T44">pré-contemplação</text:span><text:span text:style-name="T21"> = 0,68; </text:span><text:span text:style-name="T3">α</text:span><text:span text:style-name="T44">contemplação </text:span><text:span text:style-name="T21">= 0,70), espanhol (</text:span><text:span text:style-name="T3">α</text:span><text:span text:style-name="T44">pré-contemplação </text:span><text:span text:style-name="T21">= 0,58; </text:span><text:span text:style-name="T3">α</text:span><text:span text:style-name="T44">contemplação </text:span><text:span text:style-name="T21">= 0,</text:span><text:span text:style-name="T22">75</text:span><text:span text:style-name="T21">) e a versão original ( </text:span><text:span text:style-name="T3">α</text:span><text:span text:style-name="T44">pré-contemplação</text:span><text:span text:style-name="T21"> = 0,73; </text:span><text:span text:style-name="T3">α</text:span><text:span text:style-name="T44">contemplação</text:span><text:span text:style-name="T21"> = 0,</text:span><text:span text:style-name="T22">80</text:span><text:span text:style-name="T21">). </text:span><text:span text:style-name="T22">Para o fator ação, o valor foi inferior ao encontrado na validação holandesa (</text:span><text:span text:style-name="T3">α</text:span><text:span text:style-name="T45">ação </text:span><text:span text:style-name="T21">= 0,</text:span><text:span text:style-name="T22">81), espanhola (</text:span><text:span text:style-name="T3">α</text:span><text:span text:style-name="T45">ação </text:span><text:span text:style-name="T21">= 0,</text:span><text:span text:style-name="T22">80) e o estudo original (</text:span><text:span text:style-name="T3">α</text:span><text:span text:style-name="T45">ação </text:span><text:span text:style-name="T21">= 0,</text:span><text:span text:style-name="T22">85).</text:span></text:p>
      <text:p text:style-name="P7"/>
      <text:p text:style-name="P17"><text:span text:style-name="T15">Tabela </text:span><text:span text:style-name="T20">X</text:span><text:span text:style-name="T15"> – Média, desvio padrão, alfa de Cronbach e correlações entre os componentes do RCQ.</text:span></text:p>
      <table:table table:name="Tabela1" table:style-name="Tabela1">
        <table:table-column table:style-name="Tabela1.A"/>
        <table:table-column table:style-name="Tabela1.B" table:number-columns-repeated="6"/>
        <table:table-row>
          <table:table-cell table:style-name="Tabela1.A1" office:value-type="string">
            <text:p text:style-name="P23"/>
          </table:table-cell>
          <table:table-cell table:style-name="Tabela1.A1" office:value-type="string">
            <text:p text:style-name="P24">Média</text:p>
          </table:table-cell>
          <table:table-cell table:style-name="Tabela1.A1" office:value-type="string">
            <text:p text:style-name="P24">DP</text:p>
          </table:table-cell>
          <table:table-cell table:style-name="Tabela1.A1" office:value-type="string">
            <text:p text:style-name="P24">Alfa</text:p>
          </table:table-cell>
          <table:table-cell table:style-name="Tabela1.A1" office:value-type="string">
            <text:p text:style-name="P24">PC</text:p>
          </table:table-cell>
          <table:table-cell table:style-name="Tabela1.A1" office:value-type="string">
            <text:p text:style-name="P24">C</text:p>
          </table:table-cell>
          <table:table-cell table:style-name="Tabela1.A1" office:value-type="string">
            <text:p text:style-name="P24">A</text:p>
          </table:table-cell>
        </table:table-row>
        <table:table-row>
          <table:table-cell table:style-name="Tabela1.A2" office:value-type="string">
            <text:p text:style-name="P25">Pré contemplação</text:p>
          </table:table-cell>
          <table:table-cell table:style-name="Tabela1.A2" office:value-type="string">
            <text:p text:style-name="P26">6,60</text:p>
          </table:table-cell>
          <table:table-cell table:style-name="Tabela1.A2" office:value-type="string">
            <text:p text:style-name="P27">3,<text:span text:style-name="T42">17</text:span></text:p>
          </table:table-cell>
          <table:table-cell table:style-name="Tabela1.A2" office:value-type="string">
            <text:p text:style-name="P27">0,<text:span text:style-name="T42">82</text:span></text:p>
          </table:table-cell>
          <table:table-cell table:style-name="Tabela1.A2" office:value-type="string">
            <text:p text:style-name="P24">-</text:p>
          </table:table-cell>
          <table:table-cell table:style-name="Tabela1.A2" office:value-type="string">
            <text:p text:style-name="P24">-0,<text:span text:style-name="T42">77</text:span></text:p>
          </table:table-cell>
          <table:table-cell table:style-name="Tabela1.A2" office:value-type="string">
            <text:p text:style-name="P24">-0,<text:span text:style-name="T42">11</text:span></text:p>
          </table:table-cell>
        </table:table-row>
        <table:table-row>
          <table:table-cell table:style-name="Tabela1.A2" office:value-type="string">
            <text:p text:style-name="P25">Contemplação</text:p>
          </table:table-cell>
          <table:table-cell table:style-name="Tabela1.A2" office:value-type="string">
            <text:p text:style-name="P26">14,81</text:p>
          </table:table-cell>
          <table:table-cell table:style-name="Tabela1.A2" office:value-type="string">
            <text:p text:style-name="P26">4,47</text:p>
          </table:table-cell>
          <table:table-cell table:style-name="Tabela1.A2" office:value-type="string">
            <text:p text:style-name="P27">0,88</text:p>
          </table:table-cell>
          <table:table-cell table:style-name="Tabela1.A2" office:value-type="string">
            <text:p text:style-name="P24">*</text:p>
          </table:table-cell>
          <table:table-cell table:style-name="Tabela1.A2" office:value-type="string">
            <text:p text:style-name="P24">-</text:p>
          </table:table-cell>
          <table:table-cell table:style-name="Tabela1.A2" office:value-type="string">
            <text:p text:style-name="P24">-0,<text:span text:style-name="T42">11</text:span></text:p>
          </table:table-cell>
        </table:table-row>
        <table:table-row>
          <table:table-cell table:style-name="Tabela1.A4" office:value-type="string">
            <text:p text:style-name="P25">Ação</text:p>
          </table:table-cell>
          <table:table-cell table:style-name="Tabela1.A4" office:value-type="string">
            <text:p text:style-name="P26">13,33</text:p>
          </table:table-cell>
          <table:table-cell table:style-name="Tabela1.A4" office:value-type="string">
            <text:p text:style-name="P26">3,87</text:p>
          </table:table-cell>
          <table:table-cell table:style-name="Tabela1.A4" office:value-type="string">
            <text:p text:style-name="P27">0,<text:span text:style-name="T42">88</text:span></text:p>
          </table:table-cell>
          <table:table-cell table:style-name="Tabela1.A4" office:value-type="string">
            <text:p text:style-name="P28">*</text:p>
          </table:table-cell>
          <table:table-cell table:style-name="Tabela1.A4" office:value-type="string">
            <text:p text:style-name="P28">*</text:p>
          </table:table-cell>
          <table:table-cell table:style-name="Tabela1.A4" office:value-type="string">
            <text:p text:style-name="P24">-</text:p>
          </table:table-cell>
        </table:table-row>
      </table:table>
      <text:p text:style-name="P9">* <text:span text:style-name="T41">p &lt; 0,001; PC – pré-contemplação; C – contemplação, A – ação.</text:span></text:p>
      <text:p text:style-name="P3"/>
      <text:p text:style-name="P3"><text:span text:style-name="T15">As médias dos fatores somados, desvio padrão, alfa de Cronbach e </text:span><text:span text:style-name="T18">e coeficientes de correlação de Kendall</text:span><text:span text:style-name="T15"> entre os fatores são apresentados na tabela </text:span><text:span text:style-name="T18">2</text:span><text:span text:style-name="T15">.</text:span></text:p>
      <text:p text:style-name="P10"/>
      <text:h text:style-name="P66" text:outline-level="2">Análise dos itens</text:h>
      <text:p text:style-name="P58"><text:span text:style-name="T77">Table</text:span> <text:span text:style-name="T77">1</text:span> – <text:span text:style-name="T77">Sample demographic characteristics </text:span></text:p>
      <table:table table:name="Tabela3" table:style-name="Tabela3">
        <table:table-column table:style-name="Tabela3.A"/>
        <table:table-column table:style-name="Tabela3.B"/>
        <table:table-row>
          <table:table-cell table:style-name="Tabela3.A1" office:value-type="string">
            <text:p text:style-name="P72">Items</text:p>
          </table:table-cell>
          <table:table-cell table:style-name="Tabela3.A1" office:value-type="string">
            <text:p text:style-name="P78">%</text:p>
          </table:table-cell>
        </table:table-row>
        <table:table-row>
          <table:table-cell table:style-name="Tabela3.A2" office:value-type="string">
            <text:p text:style-name="P72">Education</text:p>
          </table:table-cell>
          <table:table-cell table:style-name="Tabela3.A2" office:value-type="string">
            <text:p text:style-name="P78"/>
          </table:table-cell>
        </table:table-row>
        <table:table-row>
          <table:table-cell table:style-name="Tabela3.A2" office:value-type="string">
            <text:p text:style-name="P77"><text:s text:c="3"/><text:span text:style-name="T77">College</text:span></text:p>
          </table:table-cell>
          <table:table-cell table:style-name="Tabela3.A2" office:value-type="string">
            <text:p text:style-name="P75">72.1</text:p>
          </table:table-cell>
        </table:table-row>
        <table:table-row>
          <table:table-cell table:style-name="Tabela3.A2" office:value-type="string">
            <text:p text:style-name="P77"><text:s text:c="3"/><text:span text:style-name="T77">High school</text:span></text:p>
          </table:table-cell>
          <table:table-cell table:style-name="Tabela3.A2" office:value-type="string">
            <text:p text:style-name="P75">25.3</text:p>
          </table:table-cell>
        </table:table-row>
        <table:table-row>
          <table:table-cell table:style-name="Tabela3.A2" office:value-type="string">
            <text:p text:style-name="P77"><text:s text:c="3"/><text:span text:style-name="T77">Elementary</text:span></text:p>
          </table:table-cell>
          <table:table-cell table:style-name="Tabela3.A2" office:value-type="string">
            <text:p text:style-name="P75">2.6</text:p>
          </table:table-cell>
        </table:table-row>
        <table:table-row>
          <table:table-cell table:style-name="Tabela3.A2" office:value-type="string">
            <text:p text:style-name="P76"><text:span text:style-name="T77">Employment</text:span>?</text:p>
          </table:table-cell>
          <table:table-cell table:style-name="Tabela3.A2" office:value-type="string">
            <text:p text:style-name="P75"/>
          </table:table-cell>
        </table:table-row>
        <table:table-row>
          <table:table-cell table:style-name="Tabela3.A2" office:value-type="string">
            <text:p text:style-name="P76"><text:s text:c="3"/><text:span text:style-name="T77">Yes</text:span></text:p>
          </table:table-cell>
          <table:table-cell table:style-name="Tabela3.A2" office:value-type="string">
            <text:p text:style-name="P75">84.1</text:p>
          </table:table-cell>
        </table:table-row>
        <table:table-row>
          <table:table-cell table:style-name="Tabela3.A2" office:value-type="string">
            <text:p text:style-name="P76"><text:s text:c="3"/><text:span text:style-name="T77">No</text:span></text:p>
          </table:table-cell>
          <table:table-cell table:style-name="Tabela3.A2" office:value-type="string">
            <text:p text:style-name="P75">15.9</text:p>
          </table:table-cell>
        </table:table-row>
        <table:table-row>
          <table:table-cell table:style-name="Tabela3.A2" office:value-type="string">
            <text:p text:style-name="P72">Brazil's region</text:p>
          </table:table-cell>
          <table:table-cell table:style-name="Tabela3.A2" office:value-type="string">
            <text:p text:style-name="P75"/>
          </table:table-cell>
        </table:table-row>
        <table:table-row>
          <table:table-cell table:style-name="Tabela3.A2" office:value-type="string">
            <text:p text:style-name="P76"><text:s text:c="3"/><text:span text:style-name="T77">Southeast</text:span></text:p>
          </table:table-cell>
          <table:table-cell table:style-name="Tabela3.A2" office:value-type="string">
            <text:p text:style-name="P75">49.0</text:p>
          </table:table-cell>
        </table:table-row>
        <table:table-row>
          <table:table-cell table:style-name="Tabela3.A2" office:value-type="string">
            <text:p text:style-name="P76"><text:s text:c="3"/><text:span text:style-name="T77">Northeast</text:span></text:p>
          </table:table-cell>
          <table:table-cell table:style-name="Tabela3.A2" office:value-type="string">
            <text:p text:style-name="P75">22.0</text:p>
          </table:table-cell>
        </table:table-row>
        <table:table-row>
          <table:table-cell table:style-name="Tabela3.A2" office:value-type="string">
            <text:p text:style-name="P76"><text:s text:c="3"/><text:span text:style-name="T77">South</text:span></text:p>
          </table:table-cell>
          <table:table-cell table:style-name="Tabela3.A2" office:value-type="string">
            <text:p text:style-name="P75">17.1</text:p>
          </table:table-cell>
        </table:table-row>
        <table:table-row>
          <table:table-cell table:style-name="Tabela3.A2" office:value-type="string">
            <text:p text:style-name="P76"><text:s text:c="3"/><text:span text:style-name="T77">Middle-west</text:span></text:p>
          </table:table-cell>
          <table:table-cell table:style-name="Tabela3.A2" office:value-type="string">
            <text:p text:style-name="P75">11.1</text:p>
          </table:table-cell>
        </table:table-row>
        <table:table-row>
          <table:table-cell table:style-name="Tabela3.A2" office:value-type="string">
            <text:p text:style-name="P76"><text:s text:c="3"/><text:span text:style-name="T77">North</text:span></text:p>
          </table:table-cell>
          <table:table-cell table:style-name="Tabela3.A2" office:value-type="string">
            <text:p text:style-name="P75">0.<text:span text:style-name="T85">9</text:span></text:p>
          </table:table-cell>
        </table:table-row>
        <table:table-row>
          <table:table-cell table:style-name="Tabela3.A2" office:value-type="string">
            <text:p text:style-name="P74">AUDIT <text:span text:style-name="T77">Classification</text:span></text:p>
          </table:table-cell>
          <table:table-cell table:style-name="Tabela3.A2" office:value-type="string">
            <text:p text:style-name="P75"/>
          </table:table-cell>
        </table:table-row>
        <table:table-row>
          <table:table-cell table:style-name="Tabela3.A2" office:value-type="string">
            <text:p text:style-name="P74"><text:s text:c="3"/><text:span text:style-name="T77">Dependence</text:span></text:p>
          </table:table-cell>
          <table:table-cell table:style-name="Tabela3.A2" office:value-type="string">
            <text:p text:style-name="P73">33.9</text:p>
          </table:table-cell>
        </table:table-row>
        <table:table-row>
          <table:table-cell table:style-name="Tabela3.A2" office:value-type="string">
            <text:p text:style-name="P74"><text:s text:c="3"/><text:span text:style-name="T77">Low risk</text:span></text:p>
          </table:table-cell>
          <table:table-cell table:style-name="Tabela3.A2" office:value-type="string">
            <text:p text:style-name="P73">31.7</text:p>
          </table:table-cell>
        </table:table-row>
        <table:table-row>
          <table:table-cell table:style-name="Tabela3.A2" office:value-type="string">
            <text:p text:style-name="P74"><text:s text:c="3"/><text:span text:style-name="T77">At risk</text:span></text:p>
          </table:table-cell>
          <table:table-cell table:style-name="Tabela3.A2" office:value-type="string">
            <text:p text:style-name="P73">22.3</text:p>
          </table:table-cell>
        </table:table-row>
        <table:table-row>
          <table:table-cell table:style-name="Tabela3.A19" office:value-type="string">
            <text:p text:style-name="P74"><text:s text:c="3"/><text:span text:style-name="T77">High risk</text:span></text:p>
          </table:table-cell>
          <table:table-cell table:style-name="Tabela3.A19" office:value-type="string">
            <text:p text:style-name="P73"><text:span text:style-name="T85">11</text:span>.1</text:p>
          </table:table-cell>
        </table:table-row>
      </table:table>
      <text:p text:style-name="P15"/>
      <text:p text:style-name="P59"><text:span text:style-name="T24">Table</text:span><text:span text:style-name="T13"> 2 – </text:span><text:span text:style-name="T23">Factor loadings </text:span><text:span text:style-name="T25">separated </text:span><text:span text:style-name="T23">by factor</text:span><text:span text:style-name="T16">.</text:span><text:span text:style-name="T23">with “Oblimin” rotation </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9"/>
          </table:table-cell>
          <table:table-cell table:style-name="Tabela2.A1" table:number-columns-spanned="2" office:value-type="string">
            <text:p text:style-name="P32"><text:span text:style-name="T86">Factor**</text:span></text:p>
          </table:table-cell>
          <table:covered-table-cell/>
          <table:table-cell table:style-name="Tabela2.A1" office:value-type="string">
            <text:p text:style-name="P33"/>
          </table:table-cell>
        </table:table-row>
        <table:table-row>
          <table:table-cell table:style-name="Tabela2.A2" office:value-type="string">
            <text:p text:style-name="P30">Ite<text:span text:style-name="T86">m</text:span>s*<office:annotation><dc:creator>Unknown Author</dc:creator><dc:date>2014-07-19T10:36:47.836635230</dc:date><text:list text:continue-numbering="true" text:style-name=""><text:list-item><text:p text:style-name="P79"><text:span text:style-name="T88">Insert the English version here.</text:span></text:p></text:list-item></text:list></office:annotation></text:p>
          </table:table-cell>
          <table:table-cell table:style-name="Tabela2.A2" office:value-type="string">
            <text:p text:style-name="P35">PC (+) e C(-)</text:p>
          </table:table-cell>
          <table:table-cell table:style-name="Tabela2.A2" office:value-type="string">
            <text:p text:style-name="P70">Action</text:p>
          </table:table-cell>
          <table:table-cell table:style-name="Tabela2.A2" office:value-type="string">
            <text:p text:style-name="P33">h2</text:p>
          </table:table-cell>
        </table:table-row>
        <table:table-row>
          <table:table-cell table:style-name="Tabela2.A3" office:value-type="string">
            <text:p text:style-name="P29">01. Eu acho que bebo demais</text:p>
          </table:table-cell>
          <table:table-cell table:style-name="Tabela2.A3" office:value-type="string">
            <text:p text:style-name="P37">-.8<text:span text:style-name="T86">8</text:span></text:p>
          </table:table-cell>
          <table:table-cell table:style-name="Tabela2.A3" office:value-type="string">
            <text:p text:style-name="P37"/>
          </table:table-cell>
          <table:table-cell table:style-name="Tabela2.A3" office:value-type="string">
            <text:p text:style-name="P38">.<text:span text:style-name="T86">72</text:span></text:p>
          </table:table-cell>
        </table:table-row>
        <table:table-row>
          <table:table-cell table:style-name="Tabela2.A3" office:value-type="string">
            <text:p text:style-name="P71">02. Estou tentando beber me<text:span text:style-name="T87">lkç</text:span></text:p>
            <text:p text:style-name="P71"><text:s/><text:span text:style-name="T87">j</text:span>nos do que costumava beber</text:p>
          </table:table-cell>
          <table:table-cell table:style-name="Tabela2.A3" office:value-type="string">
            <text:p text:style-name="P38">.4<text:span text:style-name="T86">0</text:span></text:p>
          </table:table-cell>
          <table:table-cell table:style-name="Tabela2.A3" office:value-type="string">
            <text:p text:style-name="P38">.5<text:span text:style-name="T86">5</text:span></text:p>
          </table:table-cell>
          <table:table-cell table:style-name="Tabela2.A3" office:value-type="string">
            <text:p text:style-name="P38">.<text:span text:style-name="T86">57</text:span></text:p>
          </table:table-cell>
        </table:table-row>
        <table:table-row>
          <table:table-cell table:style-name="Tabela2.A3" office:value-type="string">
            <text:p text:style-name="P31">03. <text:span text:style-name="T13">Eu gosto de beber, mas às vezes eu bebo demais</text:span></text:p>
          </table:table-cell>
          <table:table-cell table:style-name="Tabela2.A3" office:value-type="string">
            <text:p text:style-name="P37">.<text:span text:style-name="T86">84</text:span></text:p>
          </table:table-cell>
          <table:table-cell table:style-name="Tabela2.A3" office:value-type="string">
            <text:p text:style-name="P39"/>
          </table:table-cell>
          <table:table-cell table:style-name="Tabela2.A3" office:value-type="string">
            <text:p text:style-name="P38">.<text:span text:style-name="T86">66</text:span></text:p>
          </table:table-cell>
        </table:table-row>
        <table:table-row>
          <table:table-cell table:style-name="Tabela2.A3" office:value-type="string">
            <text:p text:style-name="P31">04. <text:span text:style-name="T13">Às vezes eu acho que deveria reduzir o meu consumo de álcool</text:span></text:p>
          </table:table-cell>
          <table:table-cell table:style-name="Tabela2.A3" office:value-type="string">
            <text:p text:style-name="P37">.<text:span text:style-name="T86">87</text:span></text:p>
          </table:table-cell>
          <table:table-cell table:style-name="Tabela2.A3" office:value-type="string">
            <text:p text:style-name="P37"/>
          </table:table-cell>
          <table:table-cell table:style-name="Tabela2.A3" office:value-type="string">
            <text:p text:style-name="P38">.<text:span text:style-name="T86">83</text:span></text:p>
          </table:table-cell>
        </table:table-row>
        <table:table-row>
          <table:table-cell table:style-name="Tabela2.A3" office:value-type="string">
            <text:p text:style-name="P36">05. "É um desperdício de tempo pensar sobre o meu consumo de álcool</text:p>
          </table:table-cell>
          <table:table-cell table:style-name="Tabela2.A3" office:value-type="string">
            <text:p text:style-name="P37">-.<text:span text:style-name="T86">46</text:span></text:p>
          </table:table-cell>
          <table:table-cell table:style-name="Tabela2.A3" office:value-type="string">
            <text:p text:style-name="P37"/>
          </table:table-cell>
          <table:table-cell table:style-name="Tabela2.A3" office:value-type="string">
            <text:p text:style-name="P38">.<text:span text:style-name="T86">80</text:span></text:p>
          </table:table-cell>
        </table:table-row>
        <table:table-row>
          <table:table-cell table:style-name="Tabela2.A3" office:value-type="string">
            <text:p text:style-name="P31">06. <text:span text:style-name="T13">Eu mudei recentemente meus hábitos de consumo</text:span></text:p>
          </table:table-cell>
          <table:table-cell table:style-name="Tabela2.A3" office:value-type="string">
            <text:p text:style-name="P40"/>
          </table:table-cell>
          <table:table-cell table:style-name="Tabela2.A3" office:value-type="string">
            <text:p text:style-name="P37">.<text:span text:style-name="T86">90</text:span></text:p>
          </table:table-cell>
          <table:table-cell table:style-name="Tabela2.A3" office:value-type="string">
            <text:p text:style-name="P38">.<text:span text:style-name="T86">78</text:span></text:p>
          </table:table-cell>
        </table:table-row>
        <table:table-row>
          <table:table-cell table:style-name="Tabela2.A3" office:value-type="string">
            <text:p text:style-name="P31">07. <text:span text:style-name="T13">Qualquer pessoa pode falar sobre querer fazer algo relacionado ao consumo de álcool, mas eu estou realmente fazendo algo sobre isso</text:span></text:p>
          </table:table-cell>
          <table:table-cell table:style-name="Tabela2.A3" office:value-type="string">
            <text:p text:style-name="P40"/>
          </table:table-cell>
          <table:table-cell table:style-name="Tabela2.A3" office:value-type="string">
            <text:p text:style-name="P37">.<text:span text:style-name="T86">67</text:span></text:p>
          </table:table-cell>
          <table:table-cell table:style-name="Tabela2.A3" office:value-type="string">
            <text:p text:style-name="P38">.<text:span text:style-name="T86">47</text:span></text:p>
          </table:table-cell>
        </table:table-row>
        <table:table-row>
          <table:table-cell table:style-name="Tabela2.A3" office:value-type="string">
            <text:p text:style-name="P34">08. Eu estou em um momento em que eu deveria pensar em beber menos álcool</text:p>
          </table:table-cell>
          <table:table-cell table:style-name="Tabela2.A3" office:value-type="string">
            <text:p text:style-name="P38">.<text:span text:style-name="T86">84</text:span></text:p>
          </table:table-cell>
          <table:table-cell table:style-name="Tabela2.A3" office:value-type="string">
            <text:p text:style-name="P37"/>
          </table:table-cell>
          <table:table-cell table:style-name="Tabela2.A3" office:value-type="string">
            <text:p text:style-name="P38">.<text:span text:style-name="T86">76</text:span></text:p>
          </table:table-cell>
        </table:table-row>
        <table:table-row>
          <table:table-cell table:style-name="Tabela2.A3" office:value-type="string">
            <text:p text:style-name="P31">09. <text:span text:style-name="T13">Algumas vezes, meu consumo é um problema</text:span></text:p>
          </table:table-cell>
          <table:table-cell table:style-name="Tabela2.A3" office:value-type="string">
            <text:p text:style-name="P37">.<text:span text:style-name="T86">86</text:span></text:p>
          </table:table-cell>
          <table:table-cell table:style-name="Tabela2.A3" office:value-type="string">
            <text:p text:style-name="P40"/>
          </table:table-cell>
          <table:table-cell table:style-name="Tabela2.A3" office:value-type="string">
            <text:p text:style-name="P38">.<text:span text:style-name="T86">70</text:span></text:p>
          </table:table-cell>
        </table:table-row>
        <table:table-row>
          <table:table-cell table:style-name="Tabela2.A3" office:value-type="string">
            <text:p text:style-name="P31">10. <text:span text:style-name="T13">Sinto necessidade de pensar em mudar minha maneira de beber</text:span></text:p>
          </table:table-cell>
          <table:table-cell table:style-name="Tabela2.A3" office:value-type="string">
            <text:p text:style-name="P37">-.<text:span text:style-name="T86">88</text:span></text:p>
          </table:table-cell>
          <table:table-cell table:style-name="Tabela2.A3" office:value-type="string">
            <text:p text:style-name="P37"/>
          </table:table-cell>
          <table:table-cell table:style-name="Tabela2.A3" office:value-type="string">
            <text:p text:style-name="P38">.<text:span text:style-name="T86">84</text:span></text:p>
          </table:table-cell>
        </table:table-row>
        <table:table-row>
          <table:table-cell table:style-name="Tabela2.A3" office:value-type="string">
            <text:p text:style-name="P31">11. <text:span text:style-name="T13">Atualmente, eu de fato estou mudando meus hábitos de consumo</text:span></text:p>
          </table:table-cell>
          <table:table-cell table:style-name="Tabela2.A3" office:value-type="string">
            <text:p text:style-name="P40"/>
          </table:table-cell>
          <table:table-cell table:style-name="Tabela2.A3" office:value-type="string">
            <text:p text:style-name="P37">.<text:span text:style-name="T86">91</text:span></text:p>
          </table:table-cell>
          <table:table-cell table:style-name="Tabela2.A3" office:value-type="string">
            <text:p text:style-name="P38">.<text:span text:style-name="T86">84</text:span></text:p>
          </table:table-cell>
        </table:table-row>
        <table:table-row>
          <table:table-cell table:style-name="Tabela2.A2" office:value-type="string">
            <text:p text:style-name="P31">12. <text:span text:style-name="T13">Beber menos álcool poderia me beneficiar</text:span></text:p>
          </table:table-cell>
          <table:table-cell table:style-name="Tabela2.A2" office:value-type="string">
            <text:p text:style-name="P37">-.<text:span text:style-name="T86">84</text:span></text:p>
          </table:table-cell>
          <table:table-cell table:style-name="Tabela2.A2" office:value-type="string">
            <text:p text:style-name="P37"/>
          </table:table-cell>
          <table:table-cell table:style-name="Tabela2.A2" office:value-type="string">
            <text:p text:style-name="P38">.<text:span text:style-name="T86">78</text:span></text:p>
          </table:table-cell>
        </table:table-row>
      </table:table>
      <text:p text:style-name="P18">* <text:span text:style-name="T86">Items of Portuguese version – (insert here). * PC – Pre-contemplation and C – Contemplation. Proportion of variances <text:s/>explained by factor: PC-C (47%) and Action (21%).</text:span></text:p>
      <text:p text:style-name="P20"/>
      <text:p text:style-name="P21">rcq$scorePc <text:s/>&lt;- rcq$rcq_1 + rcq$rcq_5 + rcq$rcq_10 + rcq$rcq_12</text:p>
      <text:p text:style-name="P21">rcq$scoreC &lt;- rcq$rcq_3 + rcq$rcq_4 + rcq$rcq_8 + rcq$rcq_9</text:p>
      <text:p text:style-name="P21">rcq$scoreA <text:s/>&lt;- rcq$rcq_2 + rcq$rcq_6 + rcq$rcq_7 + rcq$rcq_11</text:p>
      <text:p text:style-name="P19"/>
      <text:p text:style-name="P19"/>
      <text:p text:style-name="P22"><text:span text:style-name="T40">C</text:span>ontemplação – 03, 04, 08, 09 - OK</text:p>
      <text:p text:style-name="P22"><text:span text:style-name="T40">Pré-</text:span>Contemplação – 01,10,12*</text:p>
      <text:p text:style-name="P22">Ação – 02,06,07,11 – OK</text:p>
      <text:p text:style-name="P22"/>
      <text:p text:style-name="P11"/>
      <text:p text:style-name="P16"/>
      <text:h text:style-name="P69" text:outline-level="1">References</text:h>
      <text:section text:style-name="Sect1" text:name="ZOTERO_BIBL {&quot;custom&quot;:[]} CSL_BIBLIOGRAPHY RNDzepFSqe7fs">
        <text:p text:style-name="Bibliography_20_1"><text:span text:style-name="T81">Brown, T. A. (2006). </text:span><text:span text:style-name="T6">Confirmatory factor analysis for applied research</text:span><text:span text:style-name="T8">. New York: Guilford Press.</text:span></text:p>
        <text:p text:style-name="Bibliography_20_1"><text:span text:style-name="T8">Cronbach, L. (1951). Coefficient alpha and the internal structure of tests. </text:span><text:span text:style-name="T6">Psychometrika</text:span><text:span text:style-name="T8">, </text:span><text:span text:style-name="T6">16</text:span><text:span text:style-name="T8">(3), 297–334. doi:10.1007/BF02310555</text:span></text:p>
        <text:p text:style-name="Bibliography_20_1"><text:span text:style-name="T8">Defuentes-Merillas, L., Dejong, C. A. J., &amp; Schippers, G. M. (2002). Reliability and validity of the Dutch version of the Readiness to Change Questionnaire. </text:span><text:span text:style-name="T6">Alcohol and Alcoholism (Oxford, Oxfordshire)</text:span><text:span text:style-name="T8">, </text:span><text:span text:style-name="T6">37</text:span><text:span text:style-name="T8">(1), 93–99.</text:span></text:p>
        <text:p text:style-name="Bibliography_20_1"><text:span text:style-name="T8">Fabrigar, L. R., Wegener, D. T., MacCallum, R. C., &amp; Strahan, E. J. (1999). Evaluating the use of exploratory factor analysis in psychological research. </text:span><text:span text:style-name="T6">Psychological Methods</text:span><text:span text:style-name="T8">, </text:span><text:span text:style-name="T6">4</text:span><text:span text:style-name="T8">(3), 272.</text:span></text:p>
        <text:p text:style-name="Bibliography_20_1"><text:span text:style-name="T8">Forsberg, L., Halldin, J., &amp; Wennberg, P. (2003). Psychometric Properties and Factor Structure of the Readiness to Change Questionnaire. </text:span><text:span text:style-name="T6">Alcohol and Alcoholism</text:span><text:span text:style-name="T8">, </text:span><text:span text:style-name="T6">38</text:span><text:span text:style-name="T8">(3), 276–280. doi:10.1093/alcalc/agg067</text:span></text:p>
        <text:p text:style-name="Bibliography_20_1"><text:span text:style-name="T8">Garrido, L. E., Abad, F. J., &amp; Ponsoda, V. (2013). A new look at Horn’s parallel analysis with ordinal variables. </text:span><text:span text:style-name="T6">Psychological Methods</text:span><text:span text:style-name="T8">, </text:span><text:span text:style-name="T6">18</text:span><text:span text:style-name="T8">(4), 454–474. doi:10.1037/a0030005</text:span></text:p>
        <text:p text:style-name="Bibliography_20_1"><text:span text:style-name="T8">Heather, N., &amp; Stephen, R. (1993). </text:span><text:span text:style-name="T6">Readiness to change questionnaire: users manual</text:span><text:span text:style-name="T8"> (p. 29). National Drug and Alcohol Research Centre. Retrieved from http://ndarc.med.unsw.edu.au/sites/default/files/ndarc/resources/TR.019.pdf</text:span></text:p>
        <text:p text:style-name="Bibliography_20_1"><text:span text:style-name="T8">Horn, J. L. (1965). A rationale and test for the number of factors in factor analysis. </text:span><text:span text:style-name="T6">Psychometrika</text:span><text:span text:style-name="T8">, </text:span><text:span text:style-name="T6">30</text:span><text:span text:style-name="T8">(2), 179–185. doi:10.1007/BF02289447</text:span></text:p>
        <text:p text:style-name="Bibliography_20_1"><text:span text:style-name="T8">Lima, C. T., Freire, A. C. C., Silva, A. P. B., Teixeira, R. M., Farrell, M., &amp; Prince, M. (2005). Concurrent and Construct Validity of the Audit in an Urban Brazilian Sample. </text:span><text:span text:style-name="T6">Alcohol and Alcoholism</text:span><text:span text:style-name="T8">, </text:span><text:span text:style-name="T6">40</text:span><text:span text:style-name="T8">(6), 584–589. doi:10.1093/alcalc/agh202</text:span></text:p>
        <text:p text:style-name="Bibliography_20_1"><text:span text:style-name="T8">Meneses-Gaya, C. de, Zuardi, A. W., Loureiro, S. R., &amp; Crippa, J. A. S. (2009). Alcohol Use Disorders Identification Test (AUDIT): an updated systematic review of psychometric properties. </text:span><text:span text:style-name="T6">Psychology &amp;amp; Neuroscience</text:span><text:span text:style-name="T8">, </text:span><text:span text:style-name="T6">2</text:span><text:span text:style-name="T8">(1), 83–97. doi:10.3922/j.psns.2009.1.12</text:span></text:p>
        <text:p text:style-name="Bibliography_20_1"><text:span text:style-name="T8">Prochaska, J. O., &amp; DiClemente, C. C. (1982). Transtheoretical therapy: Toward a more integrative model of change. </text:span><text:span text:style-name="T6">Psychotherapy: Theory, Research &amp; Practice</text:span><text:span text:style-name="T8">, </text:span><text:span text:style-name="T6">19</text:span><text:span text:style-name="T8">(3), 276–288. doi:10.1037/h0088437</text:span></text:p>
        <text:p text:style-name="Bibliography_20_1"><text:span text:style-name="T8">R Development Core Team. (2014). </text:span><text:span text:style-name="T6">R: A language and environment for statistical <text:s text:c="2"/>computing</text:span><text:span text:style-name="T8">. </text:span><text:soft-page-break/><text:span text:style-name="T8">Viena: R Foundation for Statistical Computing. Retrieved from http://www.R-project.org</text:span></text:p>
        <text:p text:style-name="Bibliography_20_1"><text:span text:style-name="T8">Revelle, W. (2014). </text:span><text:span text:style-name="T6">psych: Procedures for Psychological, Psychometric, and Personality Research</text:span><text:span text:style-name="T8">. Evanston, Illinois. Retrieved from http://CRAN.R-project.org/package=psych</text:span></text:p>
        <text:p text:style-name="Bibliography_20_1"><text:span text:style-name="T8">Revelle, W., &amp; Rocklin, T. (1979). Very Simple Structure: An Alternative Procedure For Estimating The Optimal Number Of Interpretable Factors. </text:span><text:span text:style-name="T6">Multivariate Behavioral Research</text:span><text:span text:style-name="T8">, </text:span><text:span text:style-name="T6">14</text:span><text:span text:style-name="T8">(4), 403–414. doi:10.1207/s15327906mbr1404_2</text:span></text:p>
        <text:p text:style-name="Bibliography_20_1"><text:span text:style-name="T8">Rodríguez-Martos, A., Rubio, G., Aubà, J., Santo-Domingo, J., Torralba, L., &amp; Campillo, M. (2000). Readiness to change questionnaire: reliability study of its Spanish version. </text:span><text:span text:style-name="T6">Alcohol and Alcoholism (Oxford, Oxfordshire)</text:span><text:span text:style-name="T8">, </text:span><text:span text:style-name="T6">35</text:span><text:span text:style-name="T8">(3), 270–275.</text:span></text:p>
        <text:p text:style-name="Bibliography_20_1"><text:span text:style-name="T8">Rollnick, S., Heather, N., Gold, R., &amp; Hall, W. (1992). Development of a short “readiness to change” questionnaire for use in brief, opportunistic interventions among excessive drinkers. </text:span><text:span text:style-name="T6">British Journal of Addiction</text:span><text:span text:style-name="T8">, </text:span><text:span text:style-name="T6">87</text:span><text:span text:style-name="T8">(5), 743–754.</text:span></text:p>
        <text:p text:style-name="Bibliography_20_1"><text:span text:style-name="T8">Rosseel, Y. (2012). lavaan: An R Package for Structural Equation Modeling. </text:span><text:span text:style-name="T6">Journal of Statistical Software</text:span><text:span text:style-name="T8">, </text:span><text:span text:style-name="T6">48</text:span><text:span text:style-name="T8">(2), 1–36.</text:span></text:p>
        <text:p text:style-name="Bibliography_20_1"><text:span text:style-name="T8">Santos, W. S. dos, Gouveia, V. V., Fernandes, D. P., Souza, S. S. B. de, &amp; Grangeiro, A. S. de M. (2012). Alcohol Use Disorder Identification Test (AUDIT): exploring its psychometric parameters. </text:span><text:span text:style-name="T6">Jornal Brasileiro de Psiquiatria</text:span><text:span text:style-name="T8">, </text:span><text:span text:style-name="T6">61</text:span><text:span text:style-name="T8">(3), 117–123. doi:10.1590/S0047-20852012000300001</text:span></text:p>
      </text:section>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7-19T12:47:58.716277860</dc:date>
    <meta:editing-duration>PT15H7M3S</meta:editing-duration>
    <meta:editing-cycles>39</meta:editing-cycles>
    <meta:generator>LibreOffice/4.1.3.2$Linux_ARM_EABI LibreOffice_project/410m0$Build-2</meta:generator>
    <meta:document-statistic meta:table-count="3" meta:image-count="0" meta:object-count="0" meta:page-count="10" meta:paragraph-count="177" meta:word-count="2075" meta:character-count="13660" meta:non-whitespace-character-count="11707"/>
    <meta:user-defined meta:name="ZOTERO_PREF_1">&lt;data data-version="3" zotero-version="4.0.21.5"&gt;&lt;session id="SLrjgK0u"/&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